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3c68" officeooo:paragraph-rsid="00053c68"/>
    </style:style>
    <style:style style:name="P2" style:family="paragraph" style:parent-style-name="Standard">
      <style:text-properties officeooo:rsid="00053c68" officeooo:paragraph-rsid="00064552"/>
    </style:style>
    <style:style style:name="P3" style:family="paragraph" style:parent-style-name="Standard">
      <style:text-properties fo:font-size="16pt" officeooo:rsid="00053c68" officeooo:paragraph-rsid="00053c68" style:font-size-asian="16pt" style:font-size-complex="16pt"/>
    </style:style>
    <style:style style:name="P4" style:family="paragraph" style:parent-style-name="Standard">
      <style:text-properties fo:font-size="16pt" officeooo:rsid="00053c68" officeooo:paragraph-rsid="00064552" style:font-size-asian="16pt" style:font-size-complex="16pt"/>
    </style:style>
    <style:style style:name="P5" style:family="paragraph" style:parent-style-name="Standard">
      <style:text-properties fo:font-size="20pt" officeooo:rsid="00053c68" officeooo:paragraph-rsid="00053c68" style:font-size-asian="20pt" style:font-size-complex="20pt"/>
    </style:style>
    <style:style style:name="P6" style:family="paragraph" style:parent-style-name="Standard">
      <style:text-properties fo:font-size="12pt" officeooo:rsid="00053c68" officeooo:paragraph-rsid="00053c68" style:font-size-asian="10.5pt" style:font-size-complex="12pt"/>
    </style:style>
    <style:style style:name="P7" style:family="paragraph" style:parent-style-name="Standard">
      <style:text-properties officeooo:rsid="00064552" officeooo:paragraph-rsid="00064552"/>
    </style:style>
    <style:style style:name="P8" style:family="paragraph" style:parent-style-name="Standard">
      <style:text-properties officeooo:rsid="0007dd3b" officeooo:paragraph-rsid="0007dd3b"/>
    </style:style>
    <style:style style:name="P9" style:family="paragraph" style:parent-style-name="Standard" style:list-style-name="L1">
      <style:text-properties officeooo:paragraph-rsid="00053c68"/>
    </style:style>
    <style:style style:name="P10" style:family="paragraph" style:parent-style-name="Standard" style:list-style-name="L1">
      <style:text-properties officeooo:paragraph-rsid="00064552"/>
    </style:style>
    <style:style style:name="P11" style:family="paragraph" style:parent-style-name="Standard" style:list-style-name="L1">
      <style:text-properties officeooo:rsid="00053c68" officeooo:paragraph-rsid="00053c68"/>
    </style:style>
    <style:style style:name="P12" style:family="paragraph" style:parent-style-name="Standard" style:list-style-name="L1">
      <style:text-properties officeooo:rsid="00053c68" officeooo:paragraph-rsid="00064552"/>
    </style:style>
    <style:style style:name="P13" style:family="paragraph" style:parent-style-name="Standard" style:list-style-name="L1">
      <style:text-properties fo:font-size="12pt" officeooo:rsid="00053c68" officeooo:paragraph-rsid="00064552" style:font-size-asian="10.5pt" style:font-size-complex="12pt"/>
    </style:style>
    <style:style style:name="P14" style:family="paragraph" style:parent-style-name="Standard" style:list-style-name="L1">
      <style:text-properties fo:font-size="12pt" officeooo:rsid="0008b75f" officeooo:paragraph-rsid="0008b75f" style:font-size-asian="10.5pt" style:font-size-complex="12pt"/>
    </style:style>
    <style:style style:name="T1" style:family="text">
      <style:text-properties officeooo:rsid="00053c68"/>
    </style:style>
    <style:style style:name="T2" style:family="text">
      <style:text-properties officeooo:rsid="00064552"/>
    </style:style>
    <style:style style:name="T3" style:family="text">
      <style:text-properties officeooo:rsid="0007dd3b"/>
    </style:style>
    <style:style style:name="T4" style:family="text">
      <style:text-properties officeooo:rsid="0008b75f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064552" style:font-size-asian="10.5pt" style:font-size-complex="12pt"/>
    </style:style>
    <style:style style:name="T7" style:family="text">
      <style:text-properties officeooo:rsid="0009134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mvi Lab Experiment Robot Component List </text:p>
      <text:p text:style-name="P1"/>
      <text:p text:style-name="P3">Robot System: </text:p>
      <text:p text:style-name="P1"/>
      <text:p text:style-name="P1">Turtlebot4 Lite: </text:p>
      <text:list xml:id="list1114334676" text:style-name="L1">
        <text:list-item>
          <text:p text:style-name="P11">Spec sheet: <text:a xlink:type="simple" xlink:href="https://clearpathrobotics.com/turtlebot-4/" text:style-name="Internet_20_link" text:visited-style-name="Visited_20_Internet_20_Link">https://clearpathrobotics.com/turtlebot-4/</text:a></text:p>
        </text:list-item>
        <text:list-item>
          <text:p text:style-name="P11">Shopping link: <text:a xlink:type="simple" xlink:href="https://www.robotshop.com/products/clearpath-robotics-turtlebot-4-lite-mobile-robot" text:style-name="Internet_20_link" text:visited-style-name="Visited_20_Internet_20_Link">https://www.robotshop.com/products/clearpath-robotics-turtlebot-4-lite-mobile-robot</text:a> </text:p>
        </text:list-item>
        <text:list-item>
          <text:p text:style-name="P9"><text:span text:style-name="T1">Cost: </text:span>$1,336.99 <text:span text:style-name="T1">+ shipping</text:span></text:p>
        </text:list-item>
        <text:list-item>
          <text:p text:style-name="P11">Comment: <text:span text:style-name="T2">O</text:span>ver the described budget</text:p>
        </text:list-item>
      </text:list>
      <text:p text:style-name="P1"/>
      <text:p text:style-name="P3">Camera System: </text:p>
      <text:p text:style-name="P6"/>
      <text:p text:style-name="P1"><text:span text:style-name="T5">Raspberry Pie 4 model B </text:span><text:span text:style-name="T6">2 GB</text:span><text:span text:style-name="T5">: </text:span></text:p>
      <text:list xml:id="list95645810300888" text:continue-numbering="true" text:style-name="L1">
        <text:list-item>
          <text:p text:style-name="P12">Spec sheet: <text:a xlink:type="simple" xlink:href="https://www.raspberrypi.com/products/raspberry-pi-4-model-b/specifications/" text:style-name="Internet_20_link" text:visited-style-name="Visited_20_Internet_20_Link">https://www.raspberrypi.com/products/raspberry-pi-4-model-b/specifications/</text:a> </text:p>
        </text:list-item>
        <text:list-item>
          <text:p text:style-name="P12">Shopping link: <text:a xlink:type="simple" xlink:href="https://www.adafruit.com/product/4295?src=raspberrypi" text:style-name="Internet_20_link" text:visited-style-name="Visited_20_Internet_20_Link">https://www.adafruit.com/product/4295?src=raspberrypi</text:a> </text:p>
        </text:list-item>
        <text:list-item>
          <text:p text:style-name="P10"><text:span text:style-name="T1">Cost: </text:span>$<text:span text:style-name="T3">45</text:span><text:span text:style-name="T1">+ shipping</text:span></text:p>
        </text:list-item>
        <text:list-item>
          <text:p text:style-name="P13">Comment: <text:span text:style-name="T2">There might be some working ones left over in the lab</text:span></text:p>
        </text:list-item>
      </text:list>
      <text:p text:style-name="P3"/>
      <text:p text:style-name="P7">Portable battery:</text:p>
      <text:list xml:id="list95645039205053" text:continue-numbering="true" text:style-name="L1">
        <text:list-item>
          <text:p text:style-name="P12">Shopping link: <text:a xlink:type="simple" xlink:href="https://www.amazon.com/LOVELEDI-Portable-Charger-Power-Bank-15000mAh-Compatible-Smartphones/dp/B0B45GX5V7" text:style-name="Internet_20_link" text:visited-style-name="Visited_20_Internet_20_Link">https://www.amazon.com/LOVELEDI-Portable-Charger-Power-Bank-15000mAh-Compatible-Smartphones/dp/B0B45GX5V7</text:a> </text:p>
        </text:list-item>
        <text:list-item>
          <text:p text:style-name="P10"><text:span text:style-name="T1">Cost: </text:span>$<text:span text:style-name="T3">25</text:span><text:span text:style-name="T1">+ shipping</text:span></text:p>
        </text:list-item>
        <text:list-item>
          <text:p text:style-name="P13">Comment: <text:span text:style-name="T3">Can replace with another of the same specs </text:span></text:p>
        </text:list-item>
      </text:list>
      <text:p text:style-name="P4"/>
      <text:p text:style-name="P2"/>
      <text:p text:style-name="P8">Cameras <text:span text:style-name="T4">X4</text:span>: </text:p>
      <text:list xml:id="list95646164331860" text:continue-numbering="true" text:style-name="L1">
        <text:list-item>
          <text:p text:style-name="P12">Shopping link: <text:a xlink:type="simple" xlink:href="https://www.amazon.com/lezoura-Microphone-Correction-Noise-Cancelling-Conferencing/dp/B0CWGMQSLY/ref=sr_1_6?crid=2PTMO18E3AZ8T&amp;dib=eyJ2IjoiMSJ9.3mUQhDZpMiS6d7Og6S_VNjk0H5T6fVfFSM7VA0fcDiIk_fOeYl6SdqP_6cJOI7OVrPAv59FH-nViCQQr8CVEtBQWCKQBFR9WuCppdmhnW4ImS9g3ogf5kSEpwH6_FAWa5fLC4EhUbAfKZ48OXhodOZOcMzVP-eT4PVllp6PyZpF0fnVFc68IIAjOkEEByqXLLIb6NkrzzcAm3RDHx3OLkJujxTcKtCrsel95UQ8O4YE.qosC-Ne1WA8-MpetLZ3lkHtN6ai5MBvW2fd-7lLnS3U&amp;dib_tag=se&amp;keywords=usb+webcam&amp;qid=1719927839&amp;sprefix=usb+webcam%2Caps%2C143&amp;sr=8-6" text:style-name="Internet_20_link" text:visited-style-name="Visited_20_Internet_20_Link">https://www.amazon.com/lezoura-Microphone-Correction-Noise-Cancelling-Conferencing/dp/B0CWGMQSLY/ref=sr_1_6?crid=2PTMO18E3AZ8T&amp;dib=eyJ2IjoiMSJ9.3mUQhDZpMiS6d7Og6S_VNjk0H5T6fVfFSM7VA0fcDiIk_fOeYl6SdqP_6cJOI7OVrPAv59FH-nViCQQr8CVEtBQWCKQBFR9WuCppdmhnW4ImS9g3ogf5kSEpwH6_FAWa5fLC4EhUbAfKZ48OXhodOZOcMzVP-eT4PVllp6PyZpF0fnVFc68IIAjOkEEByqXLLIb6NkrzzcAm3RDHx3OLkJujxTcKtCrsel95UQ8O4YE.qosC-Ne1WA8-MpetLZ3lkHtN6ai5MBvW2fd-7lLnS3U&amp;dib_tag=se&amp;keywords=usb+webcam&amp;qid=1719927839&amp;sprefix=usb+webcam%2Caps%2C143&amp;sr=8-6</text:a> </text:p>
        </text:list-item>
        <text:list-item>
          <text:p text:style-name="P10"><text:span text:style-name="T1">Cost: </text:span>$<text:span text:style-name="T4">15</text:span><text:span text:style-name="T1">+ shipping</text:span></text:p>
        </text:list-item>
        <text:list-item>
          <text:p text:style-name="P13">Comment: <text:span text:style-name="T4">Poor color performance, </text:span><text:span text:style-name="T7">currently testing</text:span></text:p>
        </text:list-item>
      </text:list>
      <text:p text:style-name="P4"/>
      <text:p text:style-name="P2"/>
      <text:p text:style-name="P2"/>
      <text:p text:style-name="P1">Mounting Components: </text:p>
      <text:list xml:id="list95645052949805" text:continue-numbering="true" text:style-name="L1">
        <text:list-item>
          <text:p text:style-name="P14">All 3D printed total cost estimated at $15 with university wait times</text:p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05:11:45.719441455</meta:creation-date>
    <dc:date>2024-07-02T09:56:43.417930788</dc:date>
    <meta:editing-duration>PT6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15" meta:character-count="1486" meta:non-whitespace-character-count="1396"/>
  </office:meta>
</office:document-meta>
</file>